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1">
      <style:text-properties style:font-name="Liberation Serif" officeooo:paragraph-rsid="02d82664" style:text-scale="99%"/>
    </style:style>
    <style:style style:name="P30"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Table_20_Contents" style:list-style-name="L1">
      <style:text-properties style:font-name="Liberation Serif" officeooo:rsid="02ed919d" officeooo:paragraph-rsid="02eda724"/>
    </style:style>
    <style:style style:name="P33" style:family="paragraph" style:parent-style-name="Table_20_Contents" style:list-style-name="L2">
      <style:paragraph-properties fo:text-align="start" style:justify-single-word="false"/>
      <style:text-properties style:font-name="Liberation Serif" officeooo:paragraph-rsid="02eda724"/>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 text:c="5"/></text:p>
          </table:table-cell>
          <table:table-cell table:style-name="Таблица3.A1" office:value-type="string">
            <text:p text:style-name="P5"><draw:control text:anchor-type="as-char" svg:y="-4mm" draw:z-index="5" draw:name="Фигура1" draw:style-name="gr1" draw:text-style-name="P37" svg:width="63.47mm" svg:height="5.95mm" draw:control="control6"/><text:s text:c="5"/></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 text:c="5"/></text:p>
          </table:table-cell>
          <table:table-cell table:style-name="Таблица3.A1" office:value-type="string">
            <text:p text:style-name="P5"><draw:control text:anchor-type="as-char" svg:y="-4mm" draw:z-index="6" draw:name="Фигура1" draw:style-name="gr1" draw:text-style-name="P37" svg:width="63.47mm" svg:height="5.95mm" draw:control="control7"/><text:s text:c="5"/></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 text:c="5"/></text:p>
          </table:table-cell>
          <table:table-cell table:style-name="Таблица3.A1" office:value-type="string">
            <text:p text:style-name="P5"><draw:control text:anchor-type="as-char" svg:y="-4mm" draw:z-index="7" draw:name="Фигура1" draw:style-name="gr1" draw:text-style-name="P37" svg:width="63.47mm" svg:height="5.95mm" draw:control="control8"/><text:s text:c="5"/></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 text:c="5"/></text:p>
          </table:table-cell>
          <table:table-cell table:style-name="Таблица3.A1" office:value-type="string">
            <text:p text:style-name="P5"><draw:control text:anchor-type="as-char" svg:y="-4mm" draw:z-index="8" draw:name="Фигура1" draw:style-name="gr1" draw:text-style-name="P37" svg:width="63.47mm" svg:height="5.95mm" draw:control="control9"/><text:s text:c="5"/></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 text:c="5"/></text:p>
          </table:table-cell>
          <table:table-cell table:style-name="Таблица3.A1" office:value-type="string">
            <text:p text:style-name="P5"><draw:control text:anchor-type="as-char" svg:y="-4mm" draw:z-index="9" draw:name="Фигура1" draw:style-name="gr1" draw:text-style-name="P37" svg:width="63.47mm" svg:height="5.95mm" draw:control="control10"/><text:s text:c="5"/></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s text:c="3"/></text:p>
          </table:table-cell>
          <table:table-cell table:style-name="Таблица3.A1" office:value-type="string">
            <text:p text:style-name="P7"><draw:control text:anchor-type="as-char" svg:y="-4mm" draw:z-index="11" draw:name="Фигура1" draw:style-name="gr1" draw:text-style-name="P37" svg:width="63.47mm" svg:height="5.95mm" draw:control="control12"/><text:s text:c="3"/></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1"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1264125548"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2529999987" text:style-name="L2">
              <text:list-item>
                <text:p text:style-name="P33"><text:span text:style-name="T5">П</text:span>олужирного</text:p>
              </text:list-item>
              <text:list-item>
                <text:p text:style-name="P33"><text:span text:style-name="T5">К</text:span>урсива</text:p>
              </text:list-item>
              <text:list-item>
                <text:p text:style-name="P33"><text:span text:style-name="T5">П</text:span>одчеркивания</text:p>
              </text:list-item>
              <text:list-item>
                <text:p text:style-name="P33"><text:span text:style-name="T5">З</text:span>ачеркивания</text:p>
              </text:list-item>
              <text:list-item>
                <text:p text:style-name="P33"><text:span text:style-name="T5">В</text:span>ерхн<text:span text:style-name="T5">ий</text:span> индекс</text:p>
              </text:list-item>
              <text:list-item>
                <text:p text:style-name="P33"><text:soft-page-break/><text:span text:style-name="T5">Н</text:span>ижн<text:span text:style-name="T5">ий</text:span> индекс</text:p>
              </text:list-item>
              <text:list-item>
                <text:p text:style-name="P33"><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51M38S</meta:editing-duration>
    <meta:editing-cycles>922</meta:editing-cycles>
    <meta:generator>LibreOffice/6.1.6.3$Linux_X86_64 LibreOffice_project/5896ab1714085361c45cf540f76f60673dd96a72</meta:generator>
    <dc:date>2019-11-05T23:35:59.837281851</dc:date>
    <meta:document-statistic meta:table-count="4" meta:image-count="0" meta:object-count="0" meta:page-count="5" meta:paragraph-count="112" meta:word-count="681" meta:character-count="5302"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Dim statusIndicator as Object
	statusIndicator = ThisComponent.getCurrentController.statusIndicator
	statusIndicator.Start("Удаление гиперссылок начато",100)

	Dim SrchAttributes(0) as new com.sun.star.beans.PropertyValue
	SrchAttributes(0).Name = "CharStyleName"
	SrchAttributes(0).Value = "Internet link"
	Dim ReplAttributes(2) as new com.sun.star.beans.PropertyValue
	ReplAttributes(0).Name = "HyperlinkTarget"
	ReplAttributes(0).Value = ""
	ReplAttributes(1).Name = "HyperLinkURL"
	ReplAttributes(1).Value = ""
	ReplAttributes(2).Name = "CharStyleName"
	ReplAttributes(2).Value = ThisComponent.getStyleFamilies().getByIndex(0).ElementNames(0)
	statusIndicator.setValue(50)
	setAttributesBySearchPattern(searchPattern,ReplAttributes,SrchAttributes)
	statusIndicator.end()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80 Then
				tCurs.CharScaleWidth = 100
				Exit Do
			EndIf
		Loop
		
		vCurs.goToStartOfLine(true)
		tLine = vCurs.Text.createTextCursorByRange(vCurs)
		vCurs.goToRange(tCurs,false)
		tLine.CharScaleWidth = 100
		Do While vCurs.isAtEndOfLine() = false AND vCurs.isAtStartOfLine() = false
			tLine.CharScaleWidth = tLine.CharScaleWidth - 5
			vCurs.goToRange(tCurs,false)
			If tLine.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Or oTextCursor.Text.supportsService("com.sun.star.text.CellProperties") Then
		shrinkPageContent = false
		oViewCursor.gotoRange(oViewCurInitPosition,false)
		Exit Sub	
	EndIf
	If oSaveEndSelection.Text.supportsService("com.sun.star.text.Endnote") OR oSaveEndSelection.Text.supportsService("com.sun.star.text.Footnote") Or oTextCursor.Text.supportsService("com.sun.star.text.CellProperties")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TODO:
		'OR enum1Element.supportsService("com.sun.star.text.TextTable")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